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rrt iteration</text:p>
          </table:table-cell>
          <table:table-cell office:value-type="string" calcext:value-type="string">
            <text:p><text:s/>number of waypoints</text:p>
          </table:table-cell>
          <table:table-cell office:value-type="string" calcext:value-type="string">
            <text:p><text:s/>distance to goal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39510" calcext:value-type="float">
            <text:p>1395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617.536" calcext:value-type="float">
            <text:p>617.536</text:p>
          </table:table-cell>
          <table:table-cell office:value-type="float" office:value="127328" calcext:value-type="float">
            <text:p>127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620.449" calcext:value-type="float">
            <text:p>620.449</text:p>
          </table:table-cell>
          <table:table-cell office:value-type="float" office:value="137843" calcext:value-type="float">
            <text:p>137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558.851" calcext:value-type="float">
            <text:p>558.851</text:p>
          </table:table-cell>
          <table:table-cell office:value-type="float" office:value="147232" calcext:value-type="float">
            <text:p>147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71.841" calcext:value-type="float">
            <text:p>571.841</text:p>
          </table:table-cell>
          <table:table-cell office:value-type="float" office:value="137940" calcext:value-type="float">
            <text:p>1379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587.793" calcext:value-type="float">
            <text:p>587.793</text:p>
          </table:table-cell>
          <table:table-cell office:value-type="float" office:value="100220" calcext:value-type="float">
            <text:p>100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589.587" calcext:value-type="float">
            <text:p>589.587</text:p>
          </table:table-cell>
          <table:table-cell office:value-type="float" office:value="97151" calcext:value-type="float">
            <text:p>97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560.001" calcext:value-type="float">
            <text:p>560.001</text:p>
          </table:table-cell>
          <table:table-cell office:value-type="float" office:value="91005" calcext:value-type="float">
            <text:p>9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590.82" calcext:value-type="float">
            <text:p>590.82</text:p>
          </table:table-cell>
          <table:table-cell office:value-type="float" office:value="96808" calcext:value-type="float">
            <text:p>968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589.852" calcext:value-type="float">
            <text:p>589.852</text:p>
          </table:table-cell>
          <table:table-cell office:value-type="float" office:value="97850" calcext:value-type="float">
            <text:p>978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560.59" calcext:value-type="float">
            <text:p>560.59</text:p>
          </table:table-cell>
          <table:table-cell office:value-type="float" office:value="81375" calcext:value-type="float">
            <text:p>81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558.98" calcext:value-type="float">
            <text:p>558.98</text:p>
          </table:table-cell>
          <table:table-cell office:value-type="float" office:value="82300" calcext:value-type="float">
            <text:p>8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559.321" calcext:value-type="float">
            <text:p>559.321</text:p>
          </table:table-cell>
          <table:table-cell office:value-type="float" office:value="83371" calcext:value-type="float">
            <text:p>83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59.288" calcext:value-type="float">
            <text:p>559.288</text:p>
          </table:table-cell>
          <table:table-cell office:value-type="float" office:value="86585" calcext:value-type="float">
            <text:p>86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619.645" calcext:value-type="float">
            <text:p>619.645</text:p>
          </table:table-cell>
          <table:table-cell office:value-type="float" office:value="79866" calcext:value-type="float">
            <text:p>79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559.471" calcext:value-type="float">
            <text:p>559.471</text:p>
          </table:table-cell>
          <table:table-cell office:value-type="float" office:value="82679" calcext:value-type="float">
            <text:p>82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560.188" calcext:value-type="float">
            <text:p>560.188</text:p>
          </table:table-cell>
          <table:table-cell office:value-type="float" office:value="81562" calcext:value-type="float">
            <text:p>81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559.63" calcext:value-type="float">
            <text:p>559.63</text:p>
          </table:table-cell>
          <table:table-cell office:value-type="float" office:value="81363" calcext:value-type="float">
            <text:p>81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559.073" calcext:value-type="float">
            <text:p>559.073</text:p>
          </table:table-cell>
          <table:table-cell office:value-type="float" office:value="84298" calcext:value-type="float">
            <text:p>84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561.244" calcext:value-type="float">
            <text:p>561.244</text:p>
          </table:table-cell>
          <table:table-cell office:value-type="float" office:value="81197" calcext:value-type="float">
            <text:p>81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2:12:57.899565087</meta:creation-date>
    <dc:date>2023-07-03T16:59:07.897306146</dc:date>
    <meta:editing-duration>PT19M20S</meta:editing-duration>
    <meta:editing-cycles>7</meta:editing-cycles>
    <meta:generator>LibreOffice/7.3.7.2$Linux_X86_64 LibreOffice_project/30$Build-2</meta:generator>
    <meta:document-statistic meta:table-count="1" meta:cell-count="105" meta:object-count="0"/>
  </office:meta>
</office:document-meta>
</file>